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p text:style-name="P1">Project Proposal: World Happiness<text:s/></text:p>
      <text:p text:style-name="Normal"><text:span text:style-name="T2">Members:<text:s/></text:span>Nandhini Nallathambi, Badrija Khalifa, Farah Hayat, Kazimierz Lubas, Navindeep Bains</text:p>
      <text:p text:style-name="P3"/>
      <text:p text:style-name="Normal">Scope:<text:s/><text:line-break/>The point of our project is to work out what country of the world can be classed as the happiest nation.<text:s/><text:tab/>We are doing this through a series of different evaluations and analysis of data extracted from<text:s/><text:a xlink:href="https://www.kaggle.com/datasets/mathurinache/world-happiness-report" office:target-frame-name="_top" xlink:show="replace"><text:span text:style-name="Hyperlink">World Happiness Report up to 2022 | Kaggle</text:span></text:a>. We will be analysing selected CSVs part of that dataset and manipulating and creating interactive dashboards and maps for selected years. <text:s/></text:p>
      <text:p text:style-name="Normal"/>
      <text:p text:style-name="Normal">Questions:<text:line-break/>Our main question we are hoping to answer and showcase is what country is the happiest in the world?<text:s/></text:p>
      <text:p text:style-name="Normal"/>
      <text:p text:style-name="Normal">Backend:</text:p>
      <text:p text:style-name="Normal">SQL, Python Flask<text:s/>API,<text:s/></text:p>
      <text:p text:style-name="Normal"/>
      <text:p text:style-name="Normal">Frontend:<text:s/></text:p>
      <text:p text:style-name="Normal">Javascript extra<text:s/>library (Country Flag Icons), HTML/CSS,<text:s/>Plotly chart</text:p>
      <text:p text:style-name="Normal"/>
      <text:p text:style-name="Normal">Steps:<text:s/></text:p>
      <text:list text:style-name="LFO1" text:continue-numbering="true">
        <text:list-item>
          <text:p text:style-name="P4">Extract</text:p>
        </text:list-item>
        <text:list-item>
          <text:p text:style-name="P5">transform and clean</text:p>
        </text:list-item>
        <text:list-item>
          <text:p text:style-name="P6">Load data<text:s/></text:p>
        </text:list-item>
        <text:list-item>
          <text:p text:style-name="P7">Design Webpage</text:p>
        </text:list-item>
        <text:list-item>
          <text:p text:style-name="P8">Python Flask API</text:p>
        </text:list-item>
        <text:list-item>
          <text:p text:style-name="P9">HTML/CSS, Bootstrap<text:s/>and Javascript – Plotly<text:s/>and Leaflet</text:p>
        </text:list-item>
        <text:list-item>
          <text:p text:style-name="P10">Project powerpoint and ReadM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rija Khalifa</meta:initial-creator>
    <dc:creator>Badrija Khalifa</dc:creator>
    <meta:creation-date>2022-12-08T20:21:00Z</meta:creation-date>
    <dc:date>2022-12-08T21:21:00Z</dc:date>
    <meta:template xlink:href="Normal.dotm" xlink:type="simple"/>
    <meta:editing-cycles>1</meta:editing-cycles>
    <meta:editing-duration>PT3600S</meta:editing-duration>
    <meta:document-statistic meta:page-count="1" meta:paragraph-count="2" meta:word-count="149" meta:character-count="1002" meta:row-count="7" meta:non-whitespace-character-count="855"/>
  </office:meta>
</office:document-meta>
</file>